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Приложение В – Код расчетного модуля с указанием места встраивания ожидания события</text:h>
          </table:table-cell>
        </table:table-row>
        <table:table-row table:style-name="Table1.2">
          <table:table-cell table:style-name="Table1.A2" office:value-type="string">
            <text:p text:style-name="Our_20_code">//Стандартные библиотеки</text:p>
            <text:p text:style-name="Our_20_code">#include &lt;stdio.h&gt;</text:p>
            <text:p text:style-name="Our_20_code">#include &lt;string.h&gt;</text:p>
            <text:p text:style-name="Our_20_code">#include &lt;stdlib.h&gt;</text:p>
            <text:p text:style-name="Our_20_code">#include &lt;malloc.h&gt;</text:p>
            <text:p text:style-name="Our_20_code">#include &lt;signal.h&gt;</text:p>
            <text:p text:style-name="Our_20_code">#include &lt;string.h&gt;</text:p>
            <text:p text:style-name="Our_20_code">#include &lt;fcntl.h&gt;</text:p>
            <text:p text:style-name="Our_20_code">#include &lt;sys/mman.h&gt;</text:p>
            <text:p text:style-name="Our_20_code">#include &lt;sys/neutrino.h&gt;</text:p>
            <text:p text:style-name="Our_20_code">#include &lt;process.h&gt;</text:p>
            <text:p text:style-name="Our_20_code"/>
            <text:p text:style-name="Our_20_code">#pragma pack (1)</text:p>
            <text:p text:style-name="Our_20_code">#include "c_types.h"</text:p>
            <text:p text:style-name="Our_20_code"/>
            <text:p text:style-name="Our_20_code">/*!!!!!!!!!!!!!!!!!!!!!!!!!!!!!!!!!!!!!!!!!!!!!!!!!!!*/</text:p>
            <text:p text:style-name="Our_20_code">/*Длинна строки*/</text:p>
            <text:p text:style-name="Our_20_code">#define STR_LEN 80</text:p>
            <text:p text:style-name="Our_20_code">#define OK 0x01</text:p>
            <text:p text:style-name="Our_20_code">#include "main_struct.h"</text:p>
            <text:p text:style-name="Our_20_code">/*<text:span text:style-name="T1">Присоединимся</text:span> к области разделяемой памяти область разделяемой памяти*/</text:p>
            <text:p text:style-name="Our_20_code">void connect_to_shmem(void);</text:p>
            <text:p text:style-name="Our_20_code">/*Поиск в области разделяемой памяти структуру описывающую данный модуль*/</text:p>
            <text:p text:style-name="Our_20_code">void *search_my_struct(char *exename, char *alg);</text:p>
            <text:p text:style-name="Our_20_code">/*Освобождаем область разделяемой памяти*/</text:p>
            <text:p text:style-name="Our_20_code">void clear(int sig);</text:p>
            <text:p text:style-name="Our_20_code">/*Область памяти под значения переменных внешних сигналов*/</text:p>
            <text:p text:style-name="Our_20_code">int extvars_value_handle;</text:p>
            <text:p text:style-name="Our_20_code">/*Заголовок диспетчера*/</text:p>
            <text:p text:style-name="Our_20_code">int header_handle;</text:p>
            <text:p text:style-name="Our_20_code">/*Общая область памяти под хранение структур внешних сигналов*/</text:p>
            <text:p text:style-name="Our_20_code">int extvars_struct_handle;</text:p>
            <text:p text:style-name="Our_20_code">/*Оласть для хранения структур описывающие расчетные модули*/</text:p>
            <text:p text:style-name="Our_20_code">int exemod_handle;</text:p>
            <text:p text:style-name="Our_20_code">/*Указатель на общий масив значений сигналов*/</text:p>
            <text:p text:style-name="Our_20_code">unsigned char *ptr_extvars_value;</text:p>
            <text:p text:style-name="Our_20_code">/*Указатель на заголовок*/</text:p>
            <text:p text:style-name="Our_20_code">header *ptr_header;</text:p>
            <text:p text:style-name="Our_20_code">/*Область структур описывающих модули*/</text:p>
            <text:p text:style-name="Our_20_code">exemod_data *ptr_exemod;</text:p>
            <text:p text:style-name="Our_20_code">/*Область структур внешних сигналов*/</text:p>
            <text:p text:style-name="Our_20_code">exemod_data *ptr_exemod_my;</text:p>
            <text:p text:style-name="Our_20_code">//Описание области памяти для СВВ</text:p>
            <text:p text:style-name="Our_20_code">ioheader *input_output ;</text:p>
            <text:p text:style-name="Our_20_code">int io_handle;</text:p>
            <text:p text:style-name="Our_20_code"/>
            <text:p text:style-name="Our_20_code"><text:s/>//Main </text:p>
            <text:p text:style-name="Our_20_code">int main(int argc, char *argv[]) {</text:p>
            <text:p text:style-name="Our_20_code"/>
            <text:p text:style-name="Our_20_code">      int i;</text:p>
            <text:p text:style-name="Our_20_code">      int indx = 0;</text:p>
            <text:p text:style-name="Our_20_code">      int offset = 0;</text:p>
            <text:p text:style-name="Our_20_code">      int rcvid = 0;</text:p>
            <text:p text:style-name="Our_20_code"><text:soft-page-break/>      char cmd[1];</text:p>
            <text:p text:style-name="Our_20_code"/>
            <text:p text:style-name="Our_20_code">    /*Присоеденимся к области разделяемой памяти*/</text:p>
            <text:p text:style-name="Our_20_code">    connect_to_shmem();</text:p>
            <text:p text:style-name="Our_20_code"/>
            <text:p text:style-name="Our_20_code">    /*Поиск в области разделяемой памяти структуру описывающую данный модуль*/</text:p>
            <text:p text:style-name="Our_20_code">    ptr_exemod_my = search_my_struct(argv[0], argv[1]);</text:p>
            <text:p text:style-name="Our_20_code"/>
            <text:p text:style-name="Our_20_code">    if (ptr_exemod_my == NULL)</text:p>
            <text:p text:style-name="Our_20_code">    {</text:p>
            <text:p text:style-name="Our_20_code">    exit(1);</text:p>
            <text:p text:style-name="Our_20_code">    }</text:p>
            <text:p text:style-name="Our_20_code"/>
            <text:p text:style-name="Our_20_code">//Регистрируемся у сервера ввода-вывода (по указанному ему ch_id он должен слать сообщения о том, что пришли данные):</text:p>
            <text:p text:style-name="Our_20_code">input_output-&gt;clientpid = getpid(); </text:p>
            <text:p text:style-name="Our_20_code">input_output-&gt; ch_id = ChannelCreate(0);</text:p>
            <text:p text:style-name="Our_20_code"/>
            <text:p text:style-name="Our_20_code">    while (1)</text:p>
            <text:p text:style-name="Our_20_code">    {</text:p>
            <text:p text:style-name="Our_20_code">    /*Прием сообщения о начале вычислений*/</text:p>
            <text:p text:style-name="Our_20_code">    rcvid = MsgReceive(ptr_exemod_my-&gt;chid, cmd, sizeof(cmd), NULL);</text:p>
            <text:p text:style-name="Our_20_code">//Тут мы выполняем ожидание некоторого события синхронизации (т.е. сообщения от другой </text:p>
            <text:p text:style-name="Our_20_code">// системы), например:</text:p>
            <text:p text:style-name="Our_20_code">//rcvid = MsgReceive(input_output-&gt;ch_id, cmd, sizeof(cmd), NULL);</text:p>
            <text:p text:style-name="Our_20_code">// где input_output_ch_id <text:s/>- идентификатор канала обмена сообщениями, который мы должны </text:p>
            <text:p text:style-name="Our_20_code">// взять из соотв-й структуры СВВ, расположенной в общей области памяти</text:p>
            <text:p text:style-name="Our_20_code"/>
            <text:p text:style-name="Our_20_code">            /*Сообщим модулю о конце расчета*/</text:p>
            <text:p text:style-name="Our_20_code">     MsgReply(rcvid, OK, cmd, sizeof(cmd));</text:p>
            <text:p text:style-name="Our_20_code"/>
            <text:p text:style-name="Our_20_code">    } /*while (1)*/</text:p>
            <text:p text:style-name="Our_20_code">     return EXIT_SUCCESS;</text:p>
            <text:p text:style-name="Our_20_code">};</text:p>
            <text:p text:style-name="Our_20_code"/>
            <text:p text:style-name="Our_20_code">/*Присоеденимся к области разделяемой памяти*/</text:p>
            <text:p text:style-name="Our_20_code">void connect_to_shmem(void)</text:p>
            <text:p text:style-name="Our_20_code">{</text:p>
            <text:p text:style-name="Our_20_code"/>
            <text:p text:style-name="Our_20_code">    /*Выделим память под заголовок диспетчера*/</text:p>
            <text:p text:style-name="Our_20_code">    /*Выделим и инициализируем общую область памяти для хранения структур описывающих</text:p>
            <text:p text:style-name="Our_20_code">     * внешнии сигналы</text:p>
            <text:p text:style-name="Our_20_code">     */</text:p>
            <text:p text:style-name="Our_20_code">    header_handle = shm_open("/header", O_RDWR, 0777);</text:p>
            <text:p text:style-name="Our_20_code"/>
            <text:p text:style-name="Our_20_code">    if (header_handle == -1)</text:p>
            <text:p text:style-name="Our_20_code">    {</text:p>
            <text:p text:style-name="Our_20_code">        perror("shm_open header_handle");</text:p>
            <text:p text:style-name="Our_20_code">        exit(EXIT_FAILURE);</text:p>
            <text:p text:style-name="Our_20_code"/>
            <text:p text:style-name="Our_20_code">    } /*if ( base_header_handle == -1 )*/</text:p>
            <text:p text:style-name="Our_20_code"/>
            <text:p text:style-name="Our_20_code">    /*Получим указатель на область разделяемой памяти заголовка*/</text:p>
            <text:p text:style-name="Our_20_code">    ptr_header = mmap(0, sizeof(header), PROT_READ | PROT_WRITE, MAP_SHARED, header_handle, 0);</text:p>
            <text:p text:style-name="Our_20_code"><text:soft-page-break/></text:p>
            <text:p text:style-name="Our_20_code">    /*Выделим область разделяемой памяти для списка структур</text:p>
            <text:p text:style-name="Our_20_code">     * описывающих расчетные модули</text:p>
            <text:p text:style-name="Our_20_code">     */</text:p>
            <text:p text:style-name="Our_20_code">    exemod_handle = shm_open("/exemod_struct", O_RDWR, 0777);</text:p>
            <text:p text:style-name="Our_20_code"/>
            <text:p text:style-name="Our_20_code">    if (exemod_handle == -1)</text:p>
            <text:p text:style-name="Our_20_code">    {</text:p>
            <text:p text:style-name="Our_20_code">        perror("shm_open exemod_handle");</text:p>
            <text:p text:style-name="Our_20_code">        exit(EXIT_FAILURE);</text:p>
            <text:p text:style-name="Our_20_code"/>
            <text:p text:style-name="Our_20_code">    } /*if ( base_header_handle == -1 )*/</text:p>
            <text:p text:style-name="Our_20_code"/>
            <text:p text:style-name="Our_20_code">    /*Область структур описывающая расчетные модули*/</text:p>
            <text:p text:style-name="Our_20_code">    ptr_exemod = mmap(0, sizeof(exemod_data) * ptr_header-&gt;number_exemod, PROT_READ | PROT_WRITE, MAP_SHARED, exemod_handle, 0);</text:p>
            <text:p text:style-name="Our_20_code">    //Управляющая область памяти для СВВ</text:p>
            <text:p text:style-name="Our_20_code">  io_handle = shm_open("/ioheader ", O_RDWR, 0777);</text:p>
            <text:p text:style-name="Our_20_code">  input_output = mmap(0, sizeof(ioheader) , PROT_READ | PROT_WRITE, MAP_SHARED, io_handle, 0);</text:p>
            <text:p text:style-name="Our_20_code">}</text:p>
            <text:p text:style-name="Our_20_code"/>
            <text:p text:style-name="Our_20_code">/*Поиск в области разделяемой памяти структуру описывающую данный модуль*/</text:p>
            <text:p text:style-name="Our_20_code">void *search_my_struct(char *exename, char *alg)</text:p>
            <text:p text:style-name="Our_20_code">{</text:p>
            <text:p text:style-name="Our_20_code"/>
            <text:p text:style-name="Our_20_code">    int count = 0;</text:p>
            <text:p text:style-name="Our_20_code">    exemod_data *ptr_exemod_my = NULL;</text:p>
            <text:p text:style-name="Our_20_code"/>
            <text:p text:style-name="Our_20_code">    /*Тепрь в массиве структур созданных диспетчером и</text:p>
            <text:p text:style-name="Our_20_code">     * описывающих расчетные модули найдем структуру описывающую</text:p>
            <text:p text:style-name="Our_20_code">     * данный расчетный модуль</text:p>
            <text:p text:style-name="Our_20_code">     */</text:p>
            <text:p text:style-name="Our_20_code">     for (count = 0; count &lt; ptr_header-&gt;number_exemod; count++)</text:p>
            <text:p text:style-name="Our_20_code">     {</text:p>
            <text:p text:style-name="Our_20_code"/>
            <text:p text:style-name="Our_20_code">         /*Двойной выстрел в голову! по имени модуля и имени алгоритма*/</text:p>
            <text:p text:style-name="Our_20_code">         if (strcmp(exename, ptr_exemod[count].exename) == 0 &amp;&amp; strcmp(alg, ptr_exemod[count].algname) == 0 )</text:p>
            <text:p text:style-name="Our_20_code">         {</text:p>
            <text:p text:style-name="Our_20_code"/>
            <text:p text:style-name="Our_20_code">             /*Вот наша структура запомним ее*/</text:p>
            <text:p text:style-name="Our_20_code">             ptr_exemod_my = &amp;ptr_exemod[count];</text:p>
            <text:p text:style-name="Our_20_code"/>
            <text:p text:style-name="Our_20_code">             /*Создадим канал для обмеена сообщениями с диспетчером</text:p>
            <text:p text:style-name="Our_20_code">              * только для QNX6.4.1 </text:p>
            <text:p text:style-name="Our_20_code">              */</text:p>
            <text:p text:style-name="Our_20_code">             ptr_exemod_my-&gt;chid = ChannelCreate(0);</text:p>
            <text:p text:style-name="Our_20_code">             ptr_exemod_my-&gt;pid = getpid();</text:p>
            <text:p text:style-name="Our_20_code">         }</text:p>
            <text:p text:style-name="Our_20_code">     }</text:p>
            <text:p text:style-name="Our_20_code">    return ptr_exemod_my;</text:p>
            <text:p text:style-name="Our_20_code">}</text:p>
            <text:p text:style-name="Our_20_code"/>
            <text:p text:style-name="Our_20_code">void clear(int sig)</text:p>
            <text:p text:style-name="Our_20_code"><text:soft-page-break/>{</text:p>
            <text:p text:style-name="Our_20_code">    /*Отсоединимся от области разделяемой памяти созданной</text:p>
            <text:p text:style-name="Our_20_code">    * диспетчером алгоритмов</text:p>
            <text:p text:style-name="Our_20_code">    */</text:p>
            <text:p text:style-name="Our_20_code">    close(header_handle);</text:p>
            <text:p text:style-name="Our_20_code">    close(exemod_handle);</text:p>
            <text:p text:style-name="Our_20_code">    exit(0);</text:p>
            <text:p text:style-name="Our_20_code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ложение В – Код расчетного модуля с указанием места встраивания ожидания события</dc:title>
    <dc:date>2012-01-22T06:01:34.81</dc:date>
    <meta:generator>OpenOffice_Beta/4.1.0$Win32 OpenOffice.org_project/410m14$Build-9760</meta:generator>
    <meta:editing-duration>PT5H38M10S</meta:editing-duration>
    <meta:editing-cycles>128</meta:editing-cycles>
    <dc:creator>Александр </dc:creator>
    <meta:document-statistic meta:table-count="1" meta:image-count="0" meta:object-count="0" meta:page-count="4" meta:paragraph-count="140" meta:word-count="551" meta:character-count="4936"/>
    <meta:user-defined meta:name="Поле 1"/>
    <meta:user-defined meta:name="Поле 2"/>
    <meta:user-defined meta:name="Поле 3"/>
    <meta:user-defined meta:name="Поле 4"/>
  </office:meta>
</office:document-meta>
</file>